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2792" fo:background-color="transparent" style:font-size-asian="16pt" style:font-weight-asian="bold" style:font-name-complex="Garamond" style:font-size-complex="16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1c2792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size-asian="18pt" style:font-weight-asian="bold" style:font-name-complex="Garamond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c2792" fo:background-color="transparent" style:font-size-asian="18pt" style:font-name-complex="Garamond" style:font-size-complex="18pt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c2792" fo:background-color="transparent" style:font-size-asian="18pt" style:font-name-complex="Garamond" style:font-size-complex="18pt"/>
    </style:style>
    <style:style style:name="P8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c2792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T1" style:family="text">
      <style:text-properties officeooo:rsid="0013f1a4"/>
    </style:style>
    <style:style style:name="T2" style:family="text">
      <style:text-properties style:font-name-asian="Garamon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1a4" style:font-weight-asian="bold" style:font-weight-complex="bold"/>
    </style:style>
    <style:style style:name="T5" style:family="text">
      <style:text-properties fo:font-weight="bold" officeooo:rsid="0013f1a4" style:font-name-asian="Garamon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f1a4" style:font-weight-asian="normal" style:font-weight-complex="normal"/>
    </style:style>
    <style:style style:name="T8" style:family="text">
      <style:text-properties fo:font-weight="normal" officeooo:rsid="0013f1a4" style:font-name-asian="Garamon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/>
      <text:p text:style-name="P3"/>
      <text:p text:style-name="P3"/>
      <text:p text:style-name="P3"/>
      <text:p text:style-name="P3"><text:s/></text:p>
      <text:h text:style-name="P1" text:outline-level="1">PROG5 - Projet logiciel <text:line-break/>2014-2015</text:h>
      <text:p text:style-name="P5"/>
      <text:p text:style-name="P5"/>
      <text:p text:style-name="P5"/>
      <text:p text:style-name="P4">Liste des fonctionalités</text:p>
      <text:p text:style-name="P6"/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éalisé<text:span text:style-name="T2"> </text:span>par :</text:p>
      <text:p text:style-name="P6"><text:span text:style-name="T4">COUTAUD</text:span><text:span text:style-name="T7"> Ulysse</text:span><text:span text:style-name="T6">,</text:span></text:p>
      <text:p text:style-name="P6"><text:span text:style-name="T3">SID-LAKHDAR</text:span><text:span text:style-name="T2"> <text:s/></text:span>Riyane<text:span text:style-name="T2">,</text:span></text:p>
      <text:p text:style-name="P6"><text:span text:style-name="T5">OCHIER</text:span><text:span text:style-name="T8"> Sebastien,</text:span></text:p>
      <text:p text:style-name="P6"><text:span text:style-name="T8"><text:s/></text:span><text:span text:style-name="T5">SELLAM</text:span><text:span text:style-name="T8"> Louis</text:span></text:p>
      <text:p text:style-name="P7">(L3 informatique)</text:p>
      <text:p text:style-name="P6"/>
      <text:p text:style-name="P6"/>
      <text:p text:style-name="P6"/>
      <text:p text:style-name="P6"/>
      <text:p text:style-name="P6">Janvier 2015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5:53:43.949888983</dc:date>
    <dc:creator>kassuskley </dc:creator>
    <meta:document-statistic meta:table-count="0" meta:image-count="0" meta:object-count="0" meta:page-count="2" meta:paragraph-count="10" meta:word-count="23" meta:character-count="166" meta:non-whitespace-character-count="148"/>
    <meta:generator>LibreOffice/4.2.6.3$Linux_x86 LibreOffice_project/420m0$Build-3</meta:generator>
  </office:meta>
</office:document-meta>
</file>